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T1" style:family="text">
      <style:text-properties fo:font-weight="bold" fo:background-color="#00ffff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T4" style:family="text">
      <style:text-properties fo:background-color="#00ffff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00ffff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T8" style:family="text">
      <style:text-properties fo:background-color="#ffff66"/>
    </style:style>
    <style:style style:name="T9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peamento das entidades</text:p>
      <text:p text:style-name="P1"/>
      <text:p text:style-name="P2"/>
      <text:p text:style-name="P5"><text:span text:style-name="Fonte_20_parág._20_padrão"><text:span text:style-name="T3">Pessoa </text:span></text:span><text:span text:style-name="Fonte_20_parág._20_padrão"><text:span text:style-name="T9">(</text:span></text:span><text:span text:style-name="Fonte_20_parág._20_padrão"><text:span text:style-name="T7">CPF</text:span></text:span><text:span text:style-name="Fonte_20_parág._20_padrão"><text:span text:style-name="T9">, E-mail, RG, DataNascimento, Nome, Rua, Bairro, Cidade);</text:span></text:span></text:p>
      <text:p text:style-name="P5"><text:span text:style-name="Fonte_20_parág._20_padrão"><text:span text:style-name="T3">Cliente</text:span></text:span><text:span text:style-name="Fonte_20_parág._20_padrão"><text:span text:style-name="T9"> (</text:span></text:span><text:span text:style-name="Fonte_20_parág._20_padrão"><text:span text:style-name="T7">CPF</text:span></text:span><text:span text:style-name="Fonte_20_parág._20_padrão"><text:span text:style-name="T9">)</text:span></text:span></text:p>
      <text:p text:style-name="P5"><text:span text:style-name="Fonte_20_parág._20_padrão"><text:span text:style-name="T3">Funcionário</text:span></text:span><text:span text:style-name="Fonte_20_parág._20_padrão"><text:span text:style-name="T9"> (</text:span></text:span><text:span text:style-name="Fonte_20_parág._20_padrão"><text:span text:style-name="T7">CPF</text:span></text:span><text:span text:style-name="Fonte_20_parág._20_padrão"><text:span text:style-name="T9">, Salário, Cargo, Matrícula</text:span></text:span><text:span text:style-name="Fonte_20_parág._20_padrão"><text:span text:style-name="T7">,</text:span></text:span><text:span text:style-name="Fonte_20_parág._20_padrão"><text:span text:style-name="T9"> CodDepartameto)</text:span></text:span></text:p>
      <text:p text:style-name="P5"><text:span text:style-name="Fonte_20_parág._20_padrão"><text:span text:style-name="T3">PessoaTelefone </text:span></text:span><text:span text:style-name="Fonte_20_parág._20_padrão"><text:span text:style-name="T9">(</text:span></text:span><text:span text:style-name="Fonte_20_parág._20_padrão"><text:span text:style-name="T7">CPF</text:span></text:span><text:span text:style-name="Fonte_20_parág._20_padrão"><text:span text:style-name="T9">, </text:span></text:span><text:span text:style-name="Fonte_20_parág._20_padrão"><text:span text:style-name="T7">Telefone</text:span></text:span><text:span text:style-name="Fonte_20_parág._20_padrão"><text:span text:style-name="T9">)</text:span></text:span></text:p>
      <text:p text:style-name="P5"><text:span text:style-name="Fonte_20_parág._20_padrão"><text:span text:style-name="T3">Ponto </text:span></text:span><text:span text:style-name="Fonte_20_parág._20_padrão"><text:span text:style-name="T9">(</text:span></text:span><text:span text:style-name="Fonte_20_parág._20_padrão"><text:span text:style-name="T7">Código</text:span></text:span><text:span text:style-name="Fonte_20_parág._20_padrão"><text:span text:style-name="T9">, Data, HoraSaida, HoraEntrada, CPFFuncionário)</text:span></text:span></text:p>
      <text:p text:style-name="P5"><text:span text:style-name="Fonte_20_parág._20_padrão"><text:span text:style-name="T3">Departamento</text:span></text:span><text:span text:style-name="Fonte_20_parág._20_padrão"><text:span text:style-name="T9"> (</text:span></text:span><text:span text:style-name="Fonte_20_parág._20_padrão"><text:span text:style-name="T7">Código</text:span></text:span><text:span text:style-name="Fonte_20_parág._20_padrão"><text:span text:style-name="T9">, Nome, CPFGerente)</text:span></text:span></text:p>
      <text:p text:style-name="P5"><text:span text:style-name="Fonte_20_parág._20_padrão"><text:span text:style-name="T3">Estoque</text:span></text:span><text:span text:style-name="Fonte_20_parág._20_padrão"><text:span text:style-name="T9"> (QuantTotal, </text:span></text:span><text:span text:style-name="Fonte_20_parág._20_padrão"><text:span text:style-name="T7">ID)</text:span></text:span></text:p>
      <text:p text:style-name="P1"><text:span text:style-name="Fonte_20_parág._20_padrão"><text:span text:style-name="T2">PecaAcessori</text:span></text:span><text:span text:style-name="Fonte_20_parág._20_padrão"><text:span text:style-name="T3">o</text:span></text:span><text:span text:style-name="T9"> (</text:span><text:span text:style-name="Fonte_20_parág._20_padrão"><text:span text:style-name="T9">IDEstoque</text:span></text:span><text:span text:style-name="T9">, NomeProduto, </text:span><text:span text:style-name="Fonte_20_parág._20_padrão"><text:span text:style-name="T7">Código</text:span></text:span><text:span text:style-name="T9">, Garantia, Valor, Ano/ano, ModeloVeiculo, NomeVeiculo)</text:span></text:p>
      <text:p text:style-name="P1"><text:span text:style-name="Fonte_20_parág._20_padrão"><text:span text:style-name="T3">FuncionarioEstoque</text:span></text:span><text:span text:style-name="T9"> (</text:span><text:span text:style-name="Fonte_20_parág._20_padrão"><text:span text:style-name="T7">CPF,</text:span></text:span><text:span text:style-name="T9"> </text:span><text:span text:style-name="Fonte_20_parág._20_padrão"><text:span text:style-name="T7">IDEstoque)</text:span></text:span></text:p>
      <text:p text:style-name="P1"><text:span text:style-name="Fonte_20_parág._20_padrão"><text:span text:style-name="T3">FuncionarioPecaAcessorio </text:span></text:span><text:span text:style-name="T9">(</text:span><text:span text:style-name="Fonte_20_parág._20_padrão"><text:span text:style-name="T7">CPFGerente</text:span></text:span><text:span text:style-name="T9">, </text:span><text:span text:style-name="Fonte_20_parág._20_padrão"><text:span text:style-name="T7">CPFFuncionario</text:span></text:span><text:span text:style-name="T9">, </text:span><text:span text:style-name="Fonte_20_parág._20_padrão"><text:span text:style-name="T7">CodPeca</text:span></text:span><text:span text:style-name="T9">, Data)</text:span></text:p>
      <text:p text:style-name="P1"><text:span text:style-name="Fonte_20_parág._20_padrão"><text:span text:style-name="T3">Pedido</text:span></text:span><text:span text:style-name="T9"> (</text:span><text:span text:style-name="Fonte_20_parág._20_padrão"><text:span text:style-name="T7">ID</text:span></text:span><text:span text:style-name="T9">, Quantidade, Data)</text:span></text:p>
      <text:p text:style-name="P1"><text:span text:style-name="Fonte_20_parág._20_padrão"><text:span text:style-name="T3">PedidoPecaAcessorio</text:span></text:span><text:span text:style-name="T9"> (</text:span><text:span text:style-name="Fonte_20_parág._20_padrão"><text:span text:style-name="T7">IDPedido</text:span></text:span><text:span text:style-name="T9">, </text:span><text:span text:style-name="Fonte_20_parág._20_padrão"><text:span text:style-name="T7">CodPeca</text:span></text:span><text:span text:style-name="T9">)</text:span></text:p>
      <text:p text:style-name="P1"><text:span text:style-name="Fonte_20_parág._20_padrão"><text:span text:style-name="T3">FuncionarioPedido</text:span></text:span><text:span text:style-name="T9"> (</text:span><text:span text:style-name="Fonte_20_parág._20_padrão"><text:span text:style-name="T7">CPFGerente</text:span></text:span><text:span text:style-name="T9">, </text:span><text:span text:style-name="Fonte_20_parág._20_padrão"><text:span text:style-name="T7">IDPedido)</text:span></text:span></text:p>
      <text:p text:style-name="P1"><text:span text:style-name="Fonte_20_parág._20_padrão"><text:span text:style-name="T3">Fornecedor</text:span></text:span><text:span text:style-name="T9"> ( NomeEmpresa, Código, </text:span><text:span text:style-name="Fonte_20_parág._20_padrão"><text:span text:style-name="T7">CNPJ</text:span></text:span><text:span text:style-name="T9">, Endereco</text:span></text:p>
      <text:p text:style-name="P1"><text:span text:style-name="Fonte_20_parág._20_padrão"><text:span text:style-name="T3">PedidoFornecedor</text:span></text:span><text:span text:style-name="T9"> (</text:span><text:span text:style-name="Fonte_20_parág._20_padrão"><text:span text:style-name="T7">CNPJ</text:span></text:span><text:span text:style-name="T9">, </text:span><text:span text:style-name="Fonte_20_parág._20_padrão"><text:span text:style-name="T7">IDPedido)</text:span></text:span></text:p>
      <text:p text:style-name="P1"><text:span text:style-name="Fonte_20_parág._20_padrão"><text:span text:style-name="T3">FornecedorTelofone</text:span></text:span><text:span text:style-name="T9"> (</text:span><text:span text:style-name="Fonte_20_parág._20_padrão"><text:span text:style-name="T7">CNPJ</text:span></text:span><text:span text:style-name="T9">, </text:span><text:span text:style-name="Fonte_20_parág._20_padrão"><text:span text:style-name="T7">Telefone)</text:span></text:span></text:p>
      <text:p text:style-name="P1"><text:span text:style-name="Fonte_20_parág._20_padrão"><text:span text:style-name="T3">FornecedorPecaAcessorio</text:span></text:span><text:span text:style-name="T9"> (CNPJ, CodPeca)</text:span></text:p>
      <text:p text:style-name="P1"><text:span text:style-name="Fonte_20_parág._20_padrão"><text:span text:style-name="T3">Agendamento </text:span></text:span><text:span text:style-name="T9">(</text:span><text:span text:style-name="Fonte_20_parág._20_padrão"><text:span text:style-name="T7">ID</text:span></text:span><text:span text:style-name="T9">, Hora, Data)</text:span></text:p>
      <text:p text:style-name="P1"><text:span text:style-name="Fonte_20_parág._20_padrão"><text:span text:style-name="T3">AgendaPecaAcessorio</text:span></text:span><text:span text:style-name="T9"> (</text:span><text:span text:style-name="Fonte_20_parág._20_padrão"><text:span text:style-name="T7">IDAgenda</text:span></text:span><text:span text:style-name="T9">, </text:span><text:span text:style-name="Fonte_20_parág._20_padrão"><text:span text:style-name="T7">CodPeca</text:span></text:span><text:span text:style-name="T9">)</text:span></text:p>
      <text:p text:style-name="P1"><text:span text:style-name="Fonte_20_parág._20_padrão"><text:span text:style-name="T3">FuncionarioAgenda</text:span></text:span><text:span text:style-name="T9"> (CPF</text:span><text:span text:style-name="Fonte_20_parág._20_padrão"><text:span text:style-name="T7">Funcionario</text:span></text:span><text:span text:style-name="T9">, </text:span><text:span text:style-name="Fonte_20_parág._20_padrão"><text:span text:style-name="T7">IDAgenda</text:span></text:span><text:span text:style-name="T9">, Disponibilidade)</text:span></text:p>
      <text:p text:style-name="P1"><text:span text:style-name="Fonte_20_parág._20_padrão"><text:span text:style-name="T3">ClienteAgenda</text:span></text:span><text:span text:style-name="T9"> (CPFCliente, IDAgenda, Data, Hora)</text:span></text:p>
      <text:p text:style-name="P1"><text:span text:style-name="Fonte_20_parág._20_padrão"><text:span text:style-name="T3">Pagamento</text:span></text:span><text:span text:style-name="T9"> (ID, Data, Hora)</text:span></text:p>
      <text:p text:style-name="P1"><text:span text:style-name="Fonte_20_parág._20_padrão"><text:span text:style-name="T3">VendaCartao</text:span></text:span><text:span text:style-name="T9"> (</text:span><text:span text:style-name="Fonte_20_parág._20_padrão"><text:span text:style-name="T7">IDPagamento</text:span></text:span><text:span text:style-name="T9">, NumParcelas, </text:span><text:span text:style-name="Fonte_20_parág._20_padrão"><text:span text:style-name="T9">NumCartao</text:span></text:span><text:span text:style-name="T9">)</text:span></text:p>
      <text:p text:style-name="P1"><text:span text:style-name="Fonte_20_parág._20_padrão"><text:span text:style-name="T3">Cartao</text:span></text:span><text:span text:style-name="T9"> (</text:span><text:span text:style-name="Fonte_20_parág._20_padrão"><text:span text:style-name="T7">Numero</text:span></text:span><text:span text:style-name="T9">, Bandeira, Titular)</text:span></text:p>
      <text:p text:style-name="P1"><text:span text:style-name="Fonte_20_parág._20_padrão"><text:span text:style-name="T3">VendaCheque</text:span></text:span><text:span text:style-name="T9"> (</text:span><text:span text:style-name="Fonte_20_parág._20_padrão"><text:span text:style-name="T7">IDPagamento</text:span></text:span><text:span text:style-name="T9">, Titular, Numero, Data, Banco)</text:span></text:p>
      <text:p text:style-name="P1"><text:span text:style-name="Fonte_20_parág._20_padrão"><text:span text:style-name="T3">ClientePagamento</text:span></text:span><text:span text:style-name="T9"> (</text:span><text:span text:style-name="Fonte_20_parág._20_padrão"><text:span text:style-name="T7">CPFCliente</text:span></text:span><text:span text:style-name="T9">, </text:span><text:span text:style-name="Fonte_20_parág._20_padrão"><text:span text:style-name="T7">IDPagamento</text:span></text:span><text:span text:style-name="T9">)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Luan lb</meta:initial-creator>
    <dc:creator>Luan lb</dc:creator>
    <meta:creation-date>2018-02-21T09:47:00Z</meta:creation-date>
    <dc:date>2018-03-09T13:25:59.08</dc:date>
    <meta:editing-cycles>3</meta:editing-cycles>
    <meta:editing-duration>PT3H54M30S</meta:editing-duration>
    <meta:document-statistic meta:table-count="0" meta:image-count="0" meta:object-count="0" meta:page-count="1" meta:paragraph-count="27" meta:word-count="115" meta:character-count="1166"/>
    <meta:template xlink:type="simple" xlink:actuate="onRequest" xlink:title="" xlink:href="Normal"/>
  </office:meta>
</office:document-meta>
</file>